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e69a" officeooo:paragraph-rsid="0002e69a"/>
    </style:style>
    <style:style style:name="P2" style:family="paragraph" style:parent-style-name="Standard">
      <style:text-properties officeooo:rsid="0002e69a" officeooo:paragraph-rsid="00084643"/>
    </style:style>
    <style:style style:name="P3" style:family="paragraph" style:parent-style-name="Standard">
      <style:text-properties fo:font-weight="bold" officeooo:rsid="0005d113" officeooo:paragraph-rsid="0005d113" style:font-weight-asian="bold" style:font-weight-complex="bold"/>
    </style:style>
    <style:style style:name="P4" style:family="paragraph" style:parent-style-name="Standard">
      <style:text-properties fo:font-weight="bold" officeooo:rsid="0006518a" officeooo:paragraph-rsid="0006518a" style:font-weight-asian="bold" style:font-weight-complex="bold"/>
    </style:style>
    <style:style style:name="P5" style:family="paragraph" style:parent-style-name="Standard">
      <style:text-properties fo:font-weight="bold" officeooo:rsid="000b476b" officeooo:paragraph-rsid="000b476b" style:font-weight-asian="bold" style:font-weight-complex="bold"/>
    </style:style>
    <style:style style:name="P6" style:family="paragraph" style:parent-style-name="Standard">
      <style:text-properties fo:font-weight="bold" officeooo:rsid="00132a73" officeooo:paragraph-rsid="00132a73" style:font-weight-asian="bold" style:font-weight-complex="bold"/>
    </style:style>
    <style:style style:name="P7" style:family="paragraph" style:parent-style-name="Standard">
      <style:text-properties fo:font-weight="bold" officeooo:rsid="0018bfc7" officeooo:paragraph-rsid="0018bfc7" style:font-weight-asian="bold" style:font-weight-complex="bold"/>
    </style:style>
    <style:style style:name="P8" style:family="paragraph" style:parent-style-name="Standard">
      <style:text-properties officeooo:rsid="0000fc15" officeooo:paragraph-rsid="0000fc15"/>
    </style:style>
    <style:style style:name="P9" style:family="paragraph" style:parent-style-name="Standard">
      <style:text-properties officeooo:rsid="000b476b" officeooo:paragraph-rsid="000b476b"/>
    </style:style>
    <style:style style:name="P10" style:family="paragraph" style:parent-style-name="Standard">
      <style:text-properties fo:font-weight="normal" officeooo:rsid="00132a73" officeooo:paragraph-rsid="00132a73" style:font-weight-asian="normal" style:font-weight-complex="normal"/>
    </style:style>
    <style:style style:name="P11" style:family="paragraph" style:parent-style-name="Standard">
      <style:text-properties fo:font-weight="normal" officeooo:rsid="0013fa2c" officeooo:paragraph-rsid="0013fa2c" style:font-weight-asian="normal" style:font-weight-complex="normal"/>
    </style:style>
    <style:style style:name="P12" style:family="paragraph" style:parent-style-name="Standard">
      <style:text-properties fo:font-weight="normal" officeooo:rsid="0015b2a6" officeooo:paragraph-rsid="0015b2a6" style:font-weight-asian="normal" style:font-weight-complex="normal"/>
    </style:style>
    <style:style style:name="P13" style:family="paragraph" style:parent-style-name="Standard">
      <style:text-properties fo:font-weight="normal" officeooo:rsid="001b33f3" officeooo:paragraph-rsid="001b33f3" style:font-weight-asian="normal" style:font-weight-complex="normal"/>
    </style:style>
    <style:style style:name="P14" style:family="paragraph" style:parent-style-name="Standard">
      <style:text-properties officeooo:paragraph-rsid="00132a73"/>
    </style:style>
    <style:style style:name="P15" style:family="paragraph" style:parent-style-name="Standard">
      <style:text-properties officeooo:rsid="0019e774" officeooo:paragraph-rsid="0019e774"/>
    </style:style>
    <style:style style:name="P16" style:family="paragraph" style:parent-style-name="Standard">
      <style:text-properties officeooo:rsid="000b476b" officeooo:paragraph-rsid="000b476b"/>
    </style:style>
    <style:style style:name="P17" style:family="paragraph" style:parent-style-name="Standard">
      <style:text-properties officeooo:rsid="000ce801" officeooo:paragraph-rsid="000ce801"/>
    </style:style>
    <style:style style:name="P18" style:family="paragraph" style:parent-style-name="Standard">
      <style:text-properties fo:font-size="16pt" fo:font-weight="bold" officeooo:rsid="001048c8" officeooo:paragraph-rsid="00112f89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8pt" fo:font-weight="bold" officeooo:rsid="000b476b" officeooo:paragraph-rsid="000b476b" style:font-size-asian="18pt" style:font-weight-asian="bold" style:font-size-complex="18pt" style:font-weight-complex="bold"/>
    </style:style>
    <style:style style:name="P20" style:family="paragraph" style:parent-style-name="Standard">
      <style:text-properties officeooo:rsid="0002e69a" officeooo:paragraph-rsid="0002e69a"/>
    </style:style>
    <style:style style:name="P21" style:family="paragraph" style:parent-style-name="Standard">
      <style:text-properties officeooo:rsid="001ee112" officeooo:paragraph-rsid="001ee112"/>
    </style:style>
    <style:style style:name="P22" style:family="paragraph" style:parent-style-name="Standard">
      <style:text-properties officeooo:paragraph-rsid="001ee112"/>
    </style:style>
    <style:style style:name="P23" style:family="paragraph" style:parent-style-name="Standard">
      <style:text-properties fo:font-weight="bold" officeooo:rsid="001fed94" officeooo:paragraph-rsid="001fed94" style:font-weight-asian="bold" style:font-weight-complex="bold"/>
    </style:style>
    <style:style style:name="P24" style:family="paragraph" style:parent-style-name="Standard">
      <style:text-properties fo:font-weight="bold" officeooo:rsid="0026d39a" officeooo:paragraph-rsid="0026d39a" style:font-weight-asian="bold" style:font-weight-complex="bold"/>
    </style:style>
    <style:style style:name="P25" style:family="paragraph" style:parent-style-name="Standard">
      <style:text-properties fo:font-weight="bold" officeooo:rsid="002847e1" officeooo:paragraph-rsid="002847e1" style:font-weight-asian="bold" style:font-weight-complex="bold"/>
    </style:style>
    <style:style style:name="P26" style:family="paragraph" style:parent-style-name="Standard">
      <style:text-properties officeooo:rsid="002373a3" officeooo:paragraph-rsid="002373a3"/>
    </style:style>
    <style:style style:name="P27" style:family="paragraph" style:parent-style-name="Standard">
      <style:text-properties officeooo:rsid="000ddc0b" officeooo:paragraph-rsid="000ddc0b"/>
    </style:style>
    <style:style style:name="P28" style:family="paragraph" style:parent-style-name="Standard">
      <style:text-properties officeooo:paragraph-rsid="002373a3"/>
    </style:style>
    <style:style style:name="P29" style:family="paragraph" style:parent-style-name="Standard">
      <style:text-properties officeooo:paragraph-rsid="0026d39a"/>
    </style:style>
    <style:style style:name="T1" style:family="text">
      <style:text-properties officeooo:rsid="000ddc0b"/>
    </style:style>
    <style:style style:name="T2" style:family="text">
      <style:text-properties officeooo:rsid="00112f8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ca55" style:font-weight-asian="bold" style:font-weight-complex="bold"/>
    </style:style>
    <style:style style:name="T5" style:family="text">
      <style:text-properties fo:font-weight="bold" officeooo:rsid="001ee112" style:font-weight-asian="bold" style:font-weight-complex="bold"/>
    </style:style>
    <style:style style:name="T6" style:family="text">
      <style:text-properties fo:font-weight="bold" officeooo:rsid="00219d61" style:font-weight-asian="bold" style:font-weight-complex="bold"/>
    </style:style>
    <style:style style:name="T7" style:family="text">
      <style:text-properties fo:font-weight="bold" officeooo:rsid="002373a3" style:font-weight-asian="bold" style:font-weight-complex="bold"/>
    </style:style>
    <style:style style:name="T8" style:family="text">
      <style:text-properties fo:font-weight="bold" officeooo:rsid="0026d39a" style:font-weight-asian="bold" style:font-weight-complex="bold"/>
    </style:style>
    <style:style style:name="T9" style:family="text">
      <style:text-properties officeooo:rsid="0019b443"/>
    </style:style>
    <style:style style:name="T10" style:family="text">
      <style:text-properties fo:font-weight="normal" officeooo:rsid="00132a73" style:font-weight-asian="normal" style:font-weight-complex="normal"/>
    </style:style>
    <style:style style:name="T11" style:family="text">
      <style:text-properties fo:font-weight="normal" officeooo:rsid="001b33f3" style:font-weight-asian="normal" style:font-weight-complex="normal"/>
    </style:style>
    <style:style style:name="T12" style:family="text">
      <style:text-properties officeooo:rsid="001ee112"/>
    </style:style>
    <style:style style:name="T13" style:family="text">
      <style:text-properties officeooo:rsid="00219d61"/>
    </style:style>
    <style:style style:name="T14" style:family="text">
      <style:text-properties style:text-line-through-style="none" style:text-line-through-type="none" officeooo:rsid="00219d61"/>
    </style:style>
    <style:style style:name="T15" style:family="text">
      <style:text-properties style:text-line-through-style="none" style:text-line-through-type="none" fo:font-weight="bold" officeooo:rsid="00219d61" style:font-weight-asian="bold" style:font-weight-complex="bold"/>
    </style:style>
    <style:style style:name="T16" style:family="text">
      <style:text-properties officeooo:rsid="002373a3"/>
    </style:style>
    <style:style style:name="T17" style:family="text">
      <style:text-properties officeooo:rsid="0026d3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Default port</text:p>
      <text:p text:style-name="P25"/>
      <text:p text:style-name="P9">initdb – set data-location??</text:p>
      <text:p text:style-name="P2">psql -l list available db’s</text:p>
      <text:p text:style-name="P6">psql -c <text:s/>“type command here” -U &lt;act as who, alternatively set env. var PGUSER&gt;</text:p>
      <text:p text:style-name="P8">createdb mytestdb <text:span text:style-name="T6">or</text:span><text:span text:style-name="T13"> createdb -</text:span><text:span text:style-name="T14">T template0 mytestdb </text:span><text:span text:style-name="T15">to create from template</text:span></text:p>
      <text:p text:style-name="P1">psql mytestdb – connect to db, now you may write queries. \q – exit</text:p>
      <text:p text:style-name="P1"/>
      <text:p text:style-name="P18">Postgress roles<text:span text:style-name="T2">(</text:span>users<text:span text:style-name="T2">)</text:span></text:p>
      <text:p text:style-name="P12">Roles are global.</text:p>
      <text:p text:style-name="P10">Create <text:span text:style-name="T9">role</text:span>: psql -c “CREATE ROLE &lt;name&gt; <text:span text:style-name="T9">&lt;list of role’s attributes: LOGIN, <text:s/>CREATEDB, PASSWORD &lt;single quoted string?&gt;&gt;</text:span>;”</text:p>
      <text:p text:style-name="P10"/>
      <text:p text:style-name="P10">Delete <text:span text:style-name="T9">role</text:span>: psql -c “DROP ROLE &lt;name&gt;;” <text:span text:style-name="T4">But first reassing objects(tables, dbs) owned by role – </text:span><text:span text:style-name="T5">see bolow</text:span><text:span text:style-name="T4">.</text:span></text:p>
      <text:p text:style-name="P10"/>
      <text:p text:style-name="P13">“max” and “deny” are <text:span text:style-name="T3">roles.</text:span></text:p>
      <text:p text:style-name="P14"><text:span text:style-name="T10">GRANT group_role TO m</text:span><text:span text:style-name="T11">ax</text:span><text:span text:style-name="T10">, </text:span><text:span text:style-name="T11">deny</text:span><text:span text:style-name="T10">... ;</text:span></text:p>
      <text:p text:style-name="P14"><text:span text:style-name="T10">REVOKE group_role FROM m</text:span><text:span text:style-name="T11">ax</text:span><text:span text:style-name="T10">, </text:span><text:span text:style-name="T11">deny</text:span><text:span text:style-name="T10">... ;</text:span></text:p>
      <text:p text:style-name="P11"/>
      <text:p text:style-name="P11">List names of existing roles: psql -c “SELECT rolname FROM pg_roles;”</text:p>
      <text:p text:style-name="P11"/>
      <text:p text:style-name="P15">Change role: psql -c “ALTER ROLE &lt;name&gt; SET … ”</text:p>
      <text:p text:style-name="P15"/>
      <text:p text:style-name="P1"/>
      <text:p text:style-name="P19">Postgress architectute</text:p>
      <text:p text:style-name="P9">Main server process is called “postgres”.</text:p>
      <text:p text:style-name="P5">How to start? How to stop?</text:p>
      <text:p text:style-name="P9">Separate process for each client connection.</text:p>
      <text:p text:style-name="P27"/>
      <text:p text:style-name="P27">Get path of config file: psql -c 'SHOW config_file'</text:p>
      <text:p text:style-name="P9"><text:span text:style-name="T3">postgresql.conf</text:span> – <text:span text:style-name="T1">configuration file: port, ssl-configs, other config files</text:span></text:p>
      <text:p text:style-name="P28"><text:span text:style-name="T7">postgresql.auto.conf</text:span><text:span text:style-name="T16"> – is similar to postgress.conf but is edited automatically via ALTER SYSTEM. It’s values override values from postgresql.conf. Command “</text:span><text:span text:style-name="T7">ALTER DATABASE</text:span><text:span text:style-name="T16"> mydb SET parameter TO value” overrides the same settings bit for particular database.</text:span></text:p>
      <text:p text:style-name="P9"/>
      <text:p text:style-name="P17">pg_hba.conf - “host based authentication”. Defines how user may connect to database. For example: user1 may connect to database1 from ip address 1.1.1.1 only by SSL.</text:p>
      <text:p text:style-name="P17"/>
      <text:p text:style-name="P26">There are 2 template databases: template0 and template1(may modify to apply features to new dbs)</text:p>
      <text:p text:style-name="P26"/>
      <text:p text:style-name="P24">Tablespace</text:p>
      <text:p text:style-name="P29"><text:span text:style-name="T17">Allows to define where in file system some db objects(tables, indexes) are stored.</text:span></text:p>
      <text:p text:style-name="P29"><text:span text:style-name="T3">CREATE TABLESPACE</text:span> fastspace LOCATION '/ssd1/postgresql/data'; <text:span text:style-name="T17">then create table like: </text:span><text:span text:style-name="T8">CREATE TABLE</text:span><text:span text:style-name="T17"> foo(i int) </text:span><text:span text:style-name="T8">TABLESPACE</text:span><text:span text:style-name="T17"> space1;</text:span></text:p>
      <text:p text:style-name="P1"/>
      <text:p text:style-name="P1"/>
      <text:p text:style-name="P4">basic configuration</text:p>
      <text:p text:style-name="P1"><text:soft-page-break/><text:a xlink:type="simple" xlink:href="https://www.linode.com/docs/databases/postgresql/how-to-install-postgresql-on-ubuntu-16-04/" text:style-name="Internet_20_link" text:visited-style-name="Visited_20_Internet_20_Link">https://www.linode.com/docs/databases/postgresql/how-to-install-postgresql-on-ubuntu-16-04/</text:a></text:p>
      <text:p text:style-name="P1"/>
      <text:p text:style-name="P1">psql -d testdb -c “sql command here”</text:p>
      <text:p text:style-name="P1">psql -d testdb – f &lt;path to file&gt;</text:p>
      <text:p text:style-name="P1"/>
      <text:p text:style-name="P21">SQL</text:p>
      <text:p text:style-name="P23">Roles(work for specific database)</text:p>
      <text:p text:style-name="P21">Change owner of the table: ALTER TABLE bobs_table OWNER TO alice;</text:p>
      <text:p text:style-name="P22"><text:span text:style-name="T12">Change owner of all db objects: REASSIGN OWNED BY bob TO alice;</text:span></text:p>
      <text:p text:style-name="P22"><text:span text:style-name="T12">Remove owned objects: DROP OWNED BY bob;</text:span></text:p>
      <text:p text:style-name="P1"/>
      <text:p text:style-name="P7">Show names of columns</text:p>
      <text:p text:style-name="P1">select column_name, data_type, character_maximum_length</text:p>
      <text:p text:style-name="P1"><text:s text:c="4"/>from INFORMATION_SCHEMA.COLUMNS </text:p>
      <text:p text:style-name="P1"><text:s text:c="4"/>where table_name = 'table_name';</text:p>
      <text:p text:style-name="P1"/>
      <text:p text:style-name="P1"/>
      <text:p text:style-name="P3">stored functions</text:p>
      <text:p text:style-name="P1">https://carto.com/help/working-with-data/sql-stored-procedures/</text:p>
      <text:p text:style-name="P1"/>
      <text:p text:style-name="P1">https://www.linode.com/docs/databases/postgresql/configure-postgresql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10-31T13:37:33.536000000</dc:date>
    <meta:editing-duration>PT2H13M24S</meta:editing-duration>
    <meta:editing-cycles>29</meta:editing-cycles>
    <meta:document-statistic meta:table-count="0" meta:image-count="0" meta:object-count="0" meta:page-count="2" meta:paragraph-count="43" meta:word-count="335" meta:character-count="2447" meta:non-whitespace-character-count="2137"/>
  </office:meta>
</office:document-meta>
</file>